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he Sans-" svg:font-family="'The Sans-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05cm" style:type="center"/>
        </style:tab-stops>
      </style:paragraph-properties>
      <style:text-properties style:font-name="The Sans-" officeooo:rsid="0009658b" officeooo:paragraph-rsid="0009658b"/>
    </style:style>
    <style:style style:name="P2" style:family="paragraph" style:parent-style-name="Standard">
      <style:paragraph-properties>
        <style:tab-stops>
          <style:tab-stop style:position="4.05cm" style:type="center"/>
        </style:tab-stops>
      </style:paragraph-properties>
      <style:text-properties style:font-name="URW Gothic L" fo:font-weight="bold" officeooo:rsid="0009658b" officeooo:paragraph-rsid="0009658b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4.05cm" style:type="center"/>
        </style:tab-stops>
      </style:paragraph-properties>
      <style:text-properties style:font-name="URW Gothic L" fo:font-size="24pt" fo:font-weight="bold" officeooo:rsid="0009658b" officeooo:paragraph-rsid="0009658b" style:font-size-asian="24pt" style:font-weight-asian="bold" style:font-size-complex="24pt" style:font-weight-complex="bold"/>
    </style:style>
    <style:style style:name="P4" style:family="paragraph" style:parent-style-name="Standard">
      <style:paragraph-properties>
        <style:tab-stops>
          <style:tab-stop style:position="4.05cm" style:type="center"/>
        </style:tab-stops>
      </style:paragraph-properties>
      <style:text-properties style:font-name="URW Gothic L" fo:font-size="24pt" fo:font-weight="bold" officeooo:rsid="0009658b" officeooo:paragraph-rsid="0009658b" style:font-size-asian="21pt" style:font-weight-asian="bold" style:font-size-complex="24pt" style:font-weight-complex="bold"/>
    </style:style>
    <style:style style:name="T1" style:family="text">
      <style:text-properties style:font-name="Liberation Sans"/>
    </style:style>
    <style:style style:name="T2" style:family="text">
      <style:text-properties style:font-name="URW Gothic L"/>
    </style:style>
    <style:style style:name="T3" style:family="text">
      <style:text-properties style:font-name="URW Gothic L" fo:font-weight="bold" style:font-weight-asian="bold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2"><text:tab/><text:span text:style-name="T4">Off (Charge)</text:span></text:p>
      <text:p text:style-name="P3"><text:tab/>O O</text:p>
      <text:p text:style-name="P2"><text:tab/><text:span text:style-name="T4">On</text:span></text:p>
      <text:p text:style-name="P2"><text:tab/><text:span text:style-name="T4">Bypass On</text:span></text:p>
      <text:p text:style-name="P4"><text:tab/>O</text:p>
      <text:p text:style-name="P2"><text:tab/><text:span text:style-name="T4">Bypass Of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he Sans-" svg:font-family="'The Sans-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sten Kurbad</meta:initial-creator>
    <meta:creation-date>2014-10-09T20:56:21.028195799</meta:creation-date>
    <meta:printed-by>Torsten Kurbad</meta:printed-by>
    <meta:print-date>2014-10-09T21:03:48.439409847</meta:print-date>
    <dc:date>2014-10-09T21:21:22.363631883</dc:date>
    <dc:creator>Torsten Kurbad</dc:creator>
    <meta:editing-duration>PT9M51S</meta:editing-duration>
    <meta:editing-cycles>1</meta:editing-cycles>
    <meta:document-statistic meta:table-count="0" meta:image-count="0" meta:object-count="0" meta:page-count="1" meta:paragraph-count="7" meta:word-count="10" meta:character-count="44" meta:non-whitespace-character-count="33"/>
    <meta:generator>LibreOffice/4.2.5.2$Linux_X86_64 LibreOffice_project/420m0$Build-2</meta:generator>
  </office:meta>
</office:document-meta>
</file>